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6b79" officeooo:paragraph-rsid="001a6b79"/>
    </style:style>
    <style:style style:name="P2" style:family="paragraph" style:parent-style-name="Standard">
      <style:text-properties officeooo:rsid="001a6b79" officeooo:paragraph-rsid="004cd4ab"/>
    </style:style>
    <style:style style:name="P3" style:family="paragraph" style:parent-style-name="Standard">
      <style:text-properties fo:font-size="15pt" fo:language="es" fo:country="ES" fo:font-weight="bold" officeooo:rsid="00201796" officeooo:paragraph-rsid="00201796" style:font-size-asian="15pt" style:font-weight-asian="bold" style:font-size-complex="15pt" style:font-weight-complex="bold"/>
    </style:style>
    <style:style style:name="P4" style:family="paragraph" style:parent-style-name="Standard">
      <style:text-properties fo:font-size="15pt" fo:font-weight="bold" officeooo:rsid="004cd4ab" officeooo:paragraph-rsid="004cd4ab" style:font-size-asian="15pt" style:font-weight-asian="bold" style:font-size-complex="15pt" style:font-weight-complex="bold"/>
    </style:style>
    <style:style style:name="P5" style:family="paragraph" style:parent-style-name="Standard">
      <style:text-properties fo:language="es" fo:country="ES" officeooo:rsid="00201796" officeooo:paragraph-rsid="00201796"/>
    </style:style>
    <style:style style:name="P6" style:family="paragraph" style:parent-style-name="Standard">
      <style:text-properties fo:language="es" fo:country="ES" officeooo:rsid="001a6b79" officeooo:paragraph-rsid="003da101"/>
    </style:style>
    <style:style style:name="P7" style:family="paragraph" style:parent-style-name="Standard">
      <style:text-properties fo:language="en" fo:country="US" officeooo:rsid="00201796" officeooo:paragraph-rsid="00201796"/>
    </style:style>
    <style:style style:name="P8" style:family="paragraph" style:parent-style-name="Standard">
      <style:text-properties fo:language="en" fo:country="US" officeooo:rsid="001a6b79" officeooo:paragraph-rsid="001a6b79"/>
    </style:style>
    <style:style style:name="P9" style:family="paragraph" style:parent-style-name="Standard">
      <style:text-properties fo:language="en" fo:country="US" officeooo:paragraph-rsid="001a6b79"/>
    </style:style>
    <style:style style:name="P10" style:family="paragraph" style:parent-style-name="Standard">
      <style:text-properties officeooo:rsid="004cd4ab" officeooo:paragraph-rsid="004cd4ab"/>
    </style:style>
    <style:style style:name="P11" style:family="paragraph" style:parent-style-name="Standard">
      <style:text-properties fo:font-variant="normal" fo:text-transform="none" style:font-name="Liberation Serif" fo:font-size="12pt" fo:font-style="normal" officeooo:rsid="001e62c4" officeooo:paragraph-rsid="001ac01c" style:font-size-asian="12pt" style:font-size-complex="12pt"/>
    </style:style>
    <style:style style:name="P12" style:family="paragraph" style:parent-style-name="Text_20_body">
      <style:paragraph-properties fo:margin-top="0cm" fo:margin-bottom="0cm" loext:contextual-spacing="false"/>
      <style:text-properties fo:font-size="12pt" fo:language="es" fo:country="ES"/>
    </style:style>
    <style:style style:name="P13" style:family="paragraph" style:parent-style-name="Text_20_body">
      <style:paragraph-properties fo:margin-top="0cm" fo:margin-bottom="0cm" loext:contextual-spacing="false"/>
      <style:text-properties fo:font-size="12pt" fo:language="es" fo:country="ES" officeooo:rsid="0023ad44" officeooo:paragraph-rsid="0023ad44"/>
    </style:style>
    <style:style style:name="P14" style:family="paragraph" style:parent-style-name="Text_20_body">
      <style:paragraph-properties fo:margin-top="0cm" fo:margin-bottom="0cm" loext:contextual-spacing="false"/>
      <style:text-properties fo:font-size="12pt" fo:language="es" fo:country="ES" fo:font-weight="normal" officeooo:rsid="0027638f" officeooo:paragraph-rsid="0027638f" style:font-size-asian="10.5pt" style:font-weight-asian="normal" style:font-size-complex="12pt" style:font-weight-complex="normal"/>
    </style:style>
    <style:style style:name="P15" style:family="paragraph" style:parent-style-name="Text_20_body">
      <style:paragraph-properties fo:margin-top="0cm" fo:margin-bottom="0cm" loext:contextual-spacing="false"/>
      <style:text-properties fo:font-size="12pt" fo:language="es" fo:country="ES" fo:font-weight="normal" officeooo:rsid="0027638f" officeooo:paragraph-rsid="002c11c6" style:font-size-asian="10.5pt" style:font-weight-asian="normal" style:font-size-complex="12pt" style:font-weight-complex="normal"/>
    </style:style>
    <style:style style:name="P16" style:family="paragraph" style:parent-style-name="Text_20_body">
      <style:paragraph-properties fo:margin-top="0cm" fo:margin-bottom="0cm" loext:contextual-spacing="false"/>
      <style:text-properties fo:font-size="12pt" fo:language="es" fo:country="ES" fo:font-weight="normal" officeooo:rsid="002cc1ce" officeooo:paragraph-rsid="002cc1ce" style:font-size-asian="10.5pt" style:font-weight-asian="normal" style:font-size-complex="12pt" style:font-weight-complex="normal"/>
    </style:style>
    <style:style style:name="P17" style:family="paragraph" style:parent-style-name="Text_20_body">
      <style:paragraph-properties fo:margin-top="0cm" fo:margin-bottom="0cm" loext:contextual-spacing="false"/>
      <style:text-properties fo:font-size="12pt" fo:language="es" fo:country="ES" fo:font-weight="normal" officeooo:rsid="002ebf4c" officeooo:paragraph-rsid="002ebf4c" style:font-size-asian="10.5pt" style:font-weight-asian="normal" style:font-size-complex="12pt" style:font-weight-complex="normal"/>
    </style:style>
    <style:style style:name="P18" style:family="paragraph" style:parent-style-name="Text_20_body">
      <style:paragraph-properties fo:margin-top="0cm" fo:margin-bottom="0cm" loext:contextual-spacing="false"/>
      <style:text-properties fo:font-size="12pt" fo:language="es" fo:country="ES" fo:font-weight="normal" officeooo:rsid="003c7e29" officeooo:paragraph-rsid="003c7e29" style:font-size-asian="10.5pt" style:font-weight-asian="normal" style:font-size-complex="12pt" style:font-weight-complex="normal"/>
    </style:style>
    <style:style style:name="P19" style:family="paragraph" style:parent-style-name="Text_20_body">
      <style:paragraph-properties fo:margin-top="0cm" fo:margin-bottom="0cm" loext:contextual-spacing="false"/>
      <style:text-properties fo:font-size="12pt" fo:language="es" fo:country="ES" fo:font-weight="normal" officeooo:rsid="003da101" officeooo:paragraph-rsid="003da101" style:font-size-asian="10.5pt" style:font-weight-asian="normal" style:font-size-complex="12pt" style:font-weight-complex="normal"/>
    </style:style>
    <style:style style:name="P20" style:family="paragraph" style:parent-style-name="Text_20_body">
      <style:paragraph-properties fo:margin-top="0cm" fo:margin-bottom="0cm" loext:contextual-spacing="false"/>
      <style:text-properties fo:font-size="12pt" fo:language="es" fo:country="ES" fo:font-weight="normal" officeooo:rsid="0044dd33" officeooo:paragraph-rsid="0044dd33" style:font-size-asian="10.5pt" style:font-weight-asian="normal" style:font-size-complex="12pt" style:font-weight-complex="normal"/>
    </style:style>
    <style:style style:name="P21" style:family="paragraph" style:parent-style-name="Text_20_body">
      <style:paragraph-properties fo:margin-top="0cm" fo:margin-bottom="0cm" loext:contextual-spacing="false"/>
      <style:text-properties fo:font-size="12pt" fo:language="es" fo:country="ES" fo:font-weight="normal" officeooo:rsid="0044dd33" officeooo:paragraph-rsid="0047f4e1"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style:text-properties fo:font-size="12pt" fo:language="es" fo:country="ES" fo:font-weight="normal" officeooo:rsid="0044dd33" officeooo:paragraph-rsid="005802e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style:text-properties fo:font-size="12pt" fo:language="es" fo:country="ES" fo:font-weight="normal" officeooo:rsid="0044dd33" officeooo:paragraph-rsid="005a68be"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style:text-properties fo:font-size="12pt" fo:language="es" fo:country="ES" fo:font-weight="normal" officeooo:rsid="0044dd33" officeooo:paragraph-rsid="005b5d8d"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style:text-properties fo:font-size="12pt" fo:language="es" fo:country="ES" fo:font-weight="normal" officeooo:rsid="0044dd33" officeooo:paragraph-rsid="00601d77"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style:text-properties fo:font-size="12pt" fo:language="es" fo:country="ES" fo:font-weight="normal" officeooo:rsid="0063b68b" officeooo:paragraph-rsid="0063b68b"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style:text-properties fo:font-size="12pt" fo:language="es" fo:country="ES" fo:font-weight="normal" officeooo:rsid="006ee844" officeooo:paragraph-rsid="006ee844"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style:text-properties fo:font-size="12pt" fo:language="es" fo:country="ES" fo:font-weight="normal" officeooo:rsid="005b5d8d" officeooo:paragraph-rsid="005b5d8d" style:font-weight-asian="normal" style:font-weight-complex="normal"/>
    </style:style>
    <style:style style:name="P29" style:family="paragraph" style:parent-style-name="Text_20_body">
      <style:paragraph-properties fo:margin-top="0cm" fo:margin-bottom="0cm" loext:contextual-spacing="false"/>
      <style:text-properties fo:font-size="12pt" fo:language="es" fo:country="ES" officeooo:rsid="00300e60" officeooo:paragraph-rsid="00300e60"/>
    </style:style>
    <style:style style:name="P30" style:family="paragraph" style:parent-style-name="Text_20_body">
      <style:paragraph-properties fo:margin-top="0cm" fo:margin-bottom="0cm" loext:contextual-spacing="false"/>
      <style:text-properties fo:font-size="12pt" fo:language="es" fo:country="ES" officeooo:rsid="0048a450" officeooo:paragraph-rsid="0048a450"/>
    </style:style>
    <style:style style:name="P31" style:family="paragraph" style:parent-style-name="Text_20_body">
      <style:paragraph-properties fo:margin-top="0cm" fo:margin-bottom="0cm" loext:contextual-spacing="false"/>
      <style:text-properties fo:font-size="12pt" fo:language="es" fo:country="ES" officeooo:rsid="004c542a" officeooo:paragraph-rsid="004c542a"/>
    </style:style>
    <style:style style:name="P32" style:family="paragraph" style:parent-style-name="Text_20_body">
      <style:paragraph-properties fo:margin-top="0cm" fo:margin-bottom="0cm" loext:contextual-spacing="false"/>
      <style:text-properties fo:font-size="12pt" fo:language="es" fo:country="ES" fo:font-weight="bold" officeooo:rsid="005a68be" officeooo:paragraph-rsid="005a68be" style:font-size-asian="10.5pt" style:font-weight-asian="bold" style:font-size-complex="12pt" style:font-weight-complex="bold"/>
    </style:style>
    <style:style style:name="P33" style:family="paragraph" style:parent-style-name="Text_20_body">
      <style:paragraph-properties fo:margin-top="0cm" fo:margin-bottom="0cm" loext:contextual-spacing="false"/>
      <style:text-properties fo:font-size="12pt" fo:language="es" fo:country="ES" fo:font-weight="bold" officeooo:rsid="0061f75d" officeooo:paragraph-rsid="0061f75d" style:font-size-asian="10.5pt" style:font-weight-asian="bold" style:font-size-complex="12pt" style:font-weight-complex="bold"/>
    </style:style>
    <style:style style:name="P34" style:family="paragraph" style:parent-style-name="Text_20_body">
      <style:paragraph-properties fo:margin-top="0cm" fo:margin-bottom="0cm" loext:contextual-spacing="false"/>
      <style:text-properties fo:font-size="12pt" fo:language="es" fo:country="ES" fo:font-weight="bold" officeooo:rsid="0066385c" officeooo:paragraph-rsid="0066385c" style:font-size-asian="10.5pt" style:font-weight-asian="bold" style:font-size-complex="12pt" style:font-weight-complex="bold"/>
    </style:style>
    <style:style style:name="P35" style:family="paragraph" style:parent-style-name="Text_20_body">
      <style:paragraph-properties fo:margin-top="0cm" fo:margin-bottom="0cm" loext:contextual-spacing="false"/>
      <style:text-properties fo:font-size="12pt" fo:language="es" fo:country="ES" fo:font-weight="bold" officeooo:rsid="005b5d8d" officeooo:paragraph-rsid="005b5d8d" style:font-weight-asian="bold" style:font-weight-complex="bold"/>
    </style:style>
    <style:style style:name="P36" style:family="paragraph" style:parent-style-name="Text_20_body">
      <style:paragraph-properties fo:margin-top="0cm" fo:margin-bottom="0cm" loext:contextual-spacing="false"/>
      <style:text-properties fo:font-size="12pt" fo:language="es" fo:country="ES" fo:font-weight="bold" officeooo:rsid="00601d77" officeooo:paragraph-rsid="00601d77" style:font-weight-asian="bold" style:font-weight-complex="bold"/>
    </style:style>
    <style:style style:name="P37" style:family="paragraph" style:parent-style-name="Text_20_body">
      <style:paragraph-properties fo:margin-top="0cm" fo:margin-bottom="0cm" loext:contextual-spacing="false"/>
      <style:text-properties fo:font-size="12pt" fo:language="es" fo:country="ES" officeooo:paragraph-rsid="0063b68b"/>
    </style:style>
    <style:style style:name="P38" style:family="paragraph" style:parent-style-name="Text_20_body">
      <style:paragraph-properties fo:margin-top="0cm" fo:margin-bottom="0cm" loext:contextual-spacing="false"/>
      <style:text-properties fo:font-size="12pt" fo:language="es" fo:country="ES" officeooo:paragraph-rsid="0044dd33"/>
    </style:style>
    <style:style style:name="P39" style:family="paragraph" style:parent-style-name="Text_20_body">
      <style:paragraph-properties fo:margin-top="0cm" fo:margin-bottom="0cm" loext:contextual-spacing="false"/>
      <style:text-properties fo:font-size="12pt" fo:language="es" fo:country="ES" style:text-underline-style="solid" style:text-underline-width="auto" style:text-underline-color="font-color" fo:font-weight="bold" officeooo:rsid="00601d77" officeooo:paragraph-rsid="004694b3" style:font-weight-asian="bold" style:font-weight-complex="bold"/>
    </style:style>
    <style:style style:name="P40" style:family="paragraph" style:parent-style-name="Text_20_body">
      <style:paragraph-properties fo:margin-top="0cm" fo:margin-bottom="0cm" loext:contextual-spacing="false"/>
      <style:text-properties fo:font-size="12pt" fo:language="es" fo:country="ES" style:text-underline-style="solid" style:text-underline-width="auto" style:text-underline-color="font-color" fo:font-weight="bold" officeooo:rsid="0061f75d" officeooo:paragraph-rsid="0061f75d" style:font-size-asian="10.5pt" style:font-weight-asian="bold" style:font-size-complex="12pt" style:font-weight-complex="bold"/>
    </style:style>
    <style:style style:name="P41" style:family="paragraph" style:parent-style-name="Text_20_body">
      <style:paragraph-properties fo:margin-top="0cm" fo:margin-bottom="0cm" loext:contextual-spacing="false"/>
      <style:text-properties fo:font-size="12pt" fo:language="en" fo:country="US"/>
    </style:style>
    <style:style style:name="P42" style:family="paragraph" style:parent-style-name="Text_20_body">
      <style:paragraph-properties fo:margin-top="0cm" fo:margin-bottom="0cm" loext:contextual-spacing="false"/>
      <style:text-properties fo:font-size="12pt" fo:language="en" fo:country="US" fo:font-weight="normal" officeooo:rsid="002cc1ce" officeooo:paragraph-rsid="002cc1ce"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font-size="12pt" fo:language="en" fo:country="US" fo:font-weight="normal" officeooo:rsid="003da101" officeooo:paragraph-rsid="003da101"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style:text-properties fo:font-size="12pt" fo:language="en" fo:country="US" fo:font-weight="normal" officeooo:rsid="0044dd33" officeooo:paragraph-rsid="0047f4e1" style:font-size-asian="10.5pt" style:font-weight-asian="normal" style:font-size-complex="12pt" style:font-weight-complex="normal"/>
    </style:style>
    <style:style style:name="P45" style:family="paragraph" style:parent-style-name="Text_20_body">
      <style:paragraph-properties fo:margin-top="0cm" fo:margin-bottom="0cm" loext:contextual-spacing="false"/>
      <style:text-properties fo:font-size="12pt" fo:language="en" fo:country="US" fo:font-weight="normal" officeooo:rsid="0044dd33" officeooo:paragraph-rsid="005802ef"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style:text-properties fo:font-size="12pt" fo:language="en" fo:country="US" fo:font-weight="normal" officeooo:rsid="0044dd33" officeooo:paragraph-rsid="005a68be"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style:text-properties fo:font-size="12pt" fo:language="en" fo:country="US" fo:font-weight="normal" officeooo:rsid="0044dd33" officeooo:paragraph-rsid="005b5d8d" style:font-size-asian="10.5pt" style:font-weight-asian="normal" style:font-size-complex="12pt" style:font-weight-complex="normal"/>
    </style:style>
    <style:style style:name="P48" style:family="paragraph" style:parent-style-name="Text_20_body">
      <style:paragraph-properties fo:margin-top="0cm" fo:margin-bottom="0cm" loext:contextual-spacing="false"/>
      <style:text-properties fo:font-size="12pt" fo:language="en" fo:country="US" fo:font-weight="normal" officeooo:rsid="0044dd33" officeooo:paragraph-rsid="00601d77" style:font-size-asian="10.5pt" style:font-weight-asian="normal" style:font-size-complex="12pt" style:font-weight-complex="normal"/>
    </style:style>
    <style:style style:name="P49" style:family="paragraph" style:parent-style-name="Text_20_body">
      <style:paragraph-properties fo:margin-top="0cm" fo:margin-bottom="0cm" loext:contextual-spacing="false"/>
      <style:text-properties fo:font-size="12pt" fo:language="en" fo:country="US" fo:font-weight="normal" officeooo:rsid="0063b68b" officeooo:paragraph-rsid="0063b68b" style:font-size-asian="10.5pt" style:font-weight-asian="normal" style:font-size-complex="12pt" style:font-weight-complex="normal"/>
    </style:style>
    <style:style style:name="P50" style:family="paragraph" style:parent-style-name="Text_20_body">
      <style:paragraph-properties fo:margin-top="0cm" fo:margin-bottom="0cm" loext:contextual-spacing="false"/>
      <style:text-properties fo:font-size="12pt" fo:language="en" fo:country="US" fo:font-weight="normal" officeooo:rsid="006ee844" officeooo:paragraph-rsid="006ee844" style:font-size-asian="10.5pt" style:font-weight-asian="normal" style:font-size-complex="12pt" style:font-weight-complex="normal"/>
    </style:style>
    <style:style style:name="P51" style:family="paragraph" style:parent-style-name="Text_20_body">
      <style:paragraph-properties fo:margin-top="0cm" fo:margin-bottom="0cm" loext:contextual-spacing="false"/>
      <style:text-properties fo:font-size="12pt" fo:language="en" fo:country="US" fo:font-weight="normal" officeooo:rsid="0027638f" officeooo:paragraph-rsid="0027638f" style:font-size-asian="10.5pt" style:font-weight-asian="normal" style:font-size-complex="12pt" style:font-weight-complex="normal"/>
    </style:style>
    <style:style style:name="P52" style:family="paragraph" style:parent-style-name="Text_20_body">
      <style:paragraph-properties fo:margin-top="0cm" fo:margin-bottom="0cm" loext:contextual-spacing="false"/>
      <style:text-properties fo:font-size="12pt" fo:language="en" fo:country="US" fo:font-weight="normal" officeooo:paragraph-rsid="005802ef" style:font-weight-asian="normal" style:font-weight-complex="normal"/>
    </style:style>
    <style:style style:name="P53" style:family="paragraph" style:parent-style-name="Text_20_body">
      <style:paragraph-properties fo:margin-top="0cm" fo:margin-bottom="0cm" loext:contextual-spacing="false"/>
      <style:text-properties fo:font-size="12pt" fo:language="en" fo:country="US" fo:font-weight="normal" officeooo:rsid="005b5d8d" officeooo:paragraph-rsid="005b5d8d" style:font-weight-asian="normal" style:font-weight-complex="normal"/>
    </style:style>
    <style:style style:name="P54" style:family="paragraph" style:parent-style-name="Text_20_body">
      <style:paragraph-properties fo:margin-top="0cm" fo:margin-bottom="0cm" loext:contextual-spacing="false"/>
      <style:text-properties fo:font-size="12pt" fo:language="en" fo:country="US" officeooo:rsid="00300e60" officeooo:paragraph-rsid="00300e60"/>
    </style:style>
    <style:style style:name="P55" style:family="paragraph" style:parent-style-name="Text_20_body">
      <style:paragraph-properties fo:margin-top="0cm" fo:margin-bottom="0cm" loext:contextual-spacing="false"/>
      <style:text-properties fo:font-size="12pt" fo:language="en" fo:country="US" officeooo:paragraph-rsid="004694b3"/>
    </style:style>
    <style:style style:name="P56" style:family="paragraph" style:parent-style-name="Text_20_body">
      <style:paragraph-properties fo:margin-top="0cm" fo:margin-bottom="0cm" loext:contextual-spacing="false"/>
      <style:text-properties fo:font-size="12pt" fo:language="en" fo:country="US" officeooo:rsid="0047f4e1" officeooo:paragraph-rsid="0047f4e1"/>
    </style:style>
    <style:style style:name="P57" style:family="paragraph" style:parent-style-name="Text_20_body">
      <style:paragraph-properties fo:margin-top="0cm" fo:margin-bottom="0cm" loext:contextual-spacing="false"/>
      <style:text-properties fo:font-size="12pt" fo:language="en" fo:country="US" officeooo:paragraph-rsid="0047f4e1"/>
    </style:style>
    <style:style style:name="P58" style:family="paragraph" style:parent-style-name="Text_20_body">
      <style:paragraph-properties fo:margin-top="0cm" fo:margin-bottom="0cm" loext:contextual-spacing="false"/>
      <style:text-properties fo:font-size="12pt" fo:language="en" fo:country="US" officeooo:rsid="0048a450" officeooo:paragraph-rsid="0048a450"/>
    </style:style>
    <style:style style:name="P59" style:family="paragraph" style:parent-style-name="Text_20_body">
      <style:paragraph-properties fo:margin-top="0cm" fo:margin-bottom="0cm" loext:contextual-spacing="false"/>
      <style:text-properties fo:font-size="12pt" fo:language="en" fo:country="US" officeooo:rsid="004c542a" officeooo:paragraph-rsid="004c542a"/>
    </style:style>
    <style:style style:name="P60" style:family="paragraph" style:parent-style-name="Text_20_body">
      <style:paragraph-properties fo:margin-top="0cm" fo:margin-bottom="0cm" loext:contextual-spacing="false"/>
      <style:text-properties fo:font-size="12pt" fo:language="en" fo:country="US" fo:font-weight="bold" style:font-weight-asian="bold" style:font-weight-complex="bold"/>
    </style:style>
    <style:style style:name="P61" style:family="paragraph" style:parent-style-name="Text_20_body">
      <style:paragraph-properties fo:margin-top="0cm" fo:margin-bottom="0cm" loext:contextual-spacing="false"/>
      <style:text-properties fo:font-size="12pt" fo:language="en" fo:country="US" fo:font-weight="bold" officeooo:paragraph-rsid="005802ef" style:font-weight-asian="bold" style:font-weight-complex="bold"/>
    </style:style>
    <style:style style:name="P62" style:family="paragraph" style:parent-style-name="Text_20_body">
      <style:paragraph-properties fo:margin-top="0cm" fo:margin-bottom="0cm" loext:contextual-spacing="false"/>
      <style:text-properties fo:font-size="12pt" fo:language="en" fo:country="US" officeooo:paragraph-rsid="005802ef"/>
    </style:style>
    <style:style style:name="P63" style:family="paragraph" style:parent-style-name="Text_20_body">
      <style:paragraph-properties fo:margin-top="0cm" fo:margin-bottom="0cm" loext:contextual-spacing="false"/>
      <style:text-properties fo:font-size="12pt" fo:language="en" fo:country="US" officeooo:paragraph-rsid="005a68be"/>
    </style:style>
    <style:style style:name="P64" style:family="paragraph" style:parent-style-name="Text_20_body">
      <style:paragraph-properties fo:margin-top="0cm" fo:margin-bottom="0cm" loext:contextual-spacing="false"/>
      <style:text-properties fo:font-size="12pt" fo:language="en" fo:country="US" officeooo:paragraph-rsid="005b5d8d"/>
    </style:style>
    <style:style style:name="P65" style:family="paragraph" style:parent-style-name="Text_20_body">
      <style:paragraph-properties fo:margin-top="0cm" fo:margin-bottom="0cm" loext:contextual-spacing="false"/>
      <style:text-properties fo:font-size="12pt" fo:language="en" fo:country="US" officeooo:paragraph-rsid="00601d77"/>
    </style:style>
    <style:style style:name="P66" style:family="paragraph" style:parent-style-name="Text_20_body">
      <style:paragraph-properties fo:margin-top="0cm" fo:margin-bottom="0cm" loext:contextual-spacing="false"/>
      <style:text-properties fo:font-size="12pt" fo:language="en" fo:country="US" officeooo:paragraph-rsid="006083f9"/>
    </style:style>
    <style:style style:name="P67" style:family="paragraph" style:parent-style-name="Text_20_body">
      <style:paragraph-properties fo:margin-top="0cm" fo:margin-bottom="0cm" loext:contextual-spacing="false"/>
      <style:text-properties fo:language="es" fo:country="ES"/>
    </style:style>
    <style:style style:name="P68" style:family="paragraph" style:parent-style-name="Text_20_body">
      <style:paragraph-properties fo:margin-top="0cm" fo:margin-bottom="0cm" loext:contextual-spacing="false"/>
      <style:text-properties fo:font-size="15pt" fo:language="es" fo:country="ES" fo:font-weight="bold" style:font-size-asian="15pt" style:font-weight-asian="bold" style:font-size-complex="15pt" style:font-weight-complex="bold"/>
    </style:style>
    <style:style style:name="P69" style:family="paragraph" style:parent-style-name="Text_20_body">
      <style:paragraph-properties fo:margin-top="0cm" fo:margin-bottom="0cm" loext:contextual-spacing="false"/>
      <style:text-properties fo:font-size="15pt" fo:language="es" fo:country="ES" fo:font-weight="bold" officeooo:rsid="0026e4f5" officeooo:paragraph-rsid="0026e4f5" style:font-size-asian="15pt" style:font-weight-asian="bold" style:font-size-complex="15pt" style:font-weight-complex="bold"/>
    </style:style>
    <style:style style:name="P70" style:family="paragraph" style:parent-style-name="Text_20_body">
      <style:paragraph-properties fo:margin-top="0cm" fo:margin-bottom="0cm" loext:contextual-spacing="false"/>
      <style:text-properties fo:font-size="15pt" fo:language="es" fo:country="ES" fo:font-weight="bold" officeooo:rsid="002ebf4c" officeooo:paragraph-rsid="002ebf4c" style:font-size-asian="15pt" style:font-weight-asian="bold" style:font-size-complex="15pt" style:font-weight-complex="bold"/>
    </style:style>
    <style:style style:name="P71" style:family="paragraph" style:parent-style-name="Text_20_body">
      <style:paragraph-properties fo:margin-top="0cm" fo:margin-bottom="0cm" loext:contextual-spacing="false"/>
      <style:text-properties fo:font-size="15pt" fo:language="es" fo:country="ES" fo:font-weight="bold" officeooo:rsid="002ebf4c" officeooo:paragraph-rsid="005802ef" style:font-size-asian="15pt" style:font-weight-asian="bold" style:font-size-complex="15pt" style:font-weight-complex="bold"/>
    </style:style>
    <style:style style:name="P72" style:family="paragraph" style:parent-style-name="Text_20_body">
      <style:paragraph-properties fo:margin-top="0cm" fo:margin-bottom="0cm" loext:contextual-spacing="false"/>
      <style:text-properties fo:font-size="15pt" fo:language="es" fo:country="ES" fo:font-weight="bold" officeooo:rsid="003c7e29" officeooo:paragraph-rsid="003c7e29" style:font-size-asian="15pt" style:font-weight-asian="bold" style:font-size-complex="15pt" style:font-weight-complex="bold"/>
    </style:style>
    <style:style style:name="P73" style:family="paragraph" style:parent-style-name="Text_20_body">
      <style:paragraph-properties fo:margin-top="0cm" fo:margin-bottom="0cm" loext:contextual-spacing="false"/>
      <style:text-properties fo:font-size="15pt" fo:language="es" fo:country="ES" fo:font-weight="bold" officeooo:rsid="0044dd33" officeooo:paragraph-rsid="0044dd33" style:font-size-asian="15pt" style:font-weight-asian="bold" style:font-size-complex="15pt" style:font-weight-complex="bold"/>
    </style:style>
    <style:style style:name="P74" style:family="paragraph" style:parent-style-name="Text_20_body">
      <style:paragraph-properties fo:margin-top="0cm" fo:margin-bottom="0cm" loext:contextual-spacing="false"/>
      <style:text-properties fo:font-size="15pt" fo:language="es" fo:country="ES" fo:font-weight="bold" officeooo:rsid="0044dd33" officeooo:paragraph-rsid="004694b3" style:font-size-asian="15pt" style:font-weight-asian="bold" style:font-size-complex="15pt" style:font-weight-complex="bold"/>
    </style:style>
    <style:style style:name="P75" style:family="paragraph" style:parent-style-name="Text_20_body">
      <style:paragraph-properties fo:margin-top="0cm" fo:margin-bottom="0cm" loext:contextual-spacing="false"/>
      <style:text-properties fo:font-size="15pt" fo:language="es" fo:country="ES" fo:font-weight="bold" officeooo:rsid="0044dd33" officeooo:paragraph-rsid="0046d0ba" style:font-size-asian="15pt" style:font-weight-asian="bold" style:font-size-complex="15pt" style:font-weight-complex="bold"/>
    </style:style>
    <style:style style:name="P76" style:family="paragraph" style:parent-style-name="Text_20_body">
      <style:paragraph-properties fo:margin-top="0cm" fo:margin-bottom="0cm" loext:contextual-spacing="false"/>
      <style:text-properties fo:font-size="15pt" fo:language="es" fo:country="ES" fo:font-weight="bold" officeooo:rsid="0044dd33" officeooo:paragraph-rsid="0047f4e1" style:font-size-asian="15pt" style:font-weight-asian="bold" style:font-size-complex="15pt" style:font-weight-complex="bold"/>
    </style:style>
    <style:style style:name="P77" style:family="paragraph" style:parent-style-name="Text_20_body">
      <style:paragraph-properties fo:margin-top="0cm" fo:margin-bottom="0cm" loext:contextual-spacing="false"/>
      <style:text-properties fo:font-size="15pt" fo:language="es" fo:country="ES" fo:font-weight="bold" officeooo:rsid="0044dd33" officeooo:paragraph-rsid="00601d77" style:font-size-asian="15pt" style:font-weight-asian="bold" style:font-size-complex="15pt" style:font-weight-complex="bold"/>
    </style:style>
    <style:style style:name="P78" style:family="paragraph" style:parent-style-name="Text_20_body">
      <style:paragraph-properties fo:margin-top="0cm" fo:margin-bottom="0cm" loext:contextual-spacing="false"/>
      <style:text-properties fo:font-size="15pt" fo:language="es" fo:country="ES" fo:font-weight="bold" officeooo:rsid="0048a450" officeooo:paragraph-rsid="0048a450" style:font-size-asian="15pt" style:font-weight-asian="bold" style:font-size-complex="15pt" style:font-weight-complex="bold"/>
    </style:style>
    <style:style style:name="P79" style:family="paragraph" style:parent-style-name="Text_20_body">
      <style:paragraph-properties fo:margin-top="0cm" fo:margin-bottom="0cm" loext:contextual-spacing="false"/>
      <style:text-properties fo:font-size="15pt" fo:language="en" fo:country="US" fo:font-weight="bold" officeooo:rsid="003da101" officeooo:paragraph-rsid="003da101" style:font-size-asian="15pt" style:font-weight-asian="bold" style:font-size-complex="15pt" style:font-weight-complex="bold"/>
    </style:style>
    <style:style style:name="P80" style:family="paragraph" style:parent-style-name="Text_20_body">
      <style:paragraph-properties fo:margin-top="0cm" fo:margin-bottom="0cm" loext:contextual-spacing="false"/>
      <style:text-properties fo:language="en" fo:country="US" officeooo:paragraph-rsid="002ce086"/>
    </style:style>
    <style:style style:name="P81" style:family="paragraph" style:parent-style-name="Text_20_body">
      <style:paragraph-properties fo:margin-top="0cm" fo:margin-bottom="0cm" loext:contextual-spacing="false"/>
      <style:text-properties fo:language="en" fo:country="US" officeooo:paragraph-rsid="0063b68b"/>
    </style:style>
    <style:style style:name="P82" style:family="paragraph" style:parent-style-name="Text_20_body">
      <style:paragraph-properties fo:margin-top="0cm" fo:margin-bottom="0cm" loext:contextual-spacing="false"/>
      <style:text-properties officeooo:paragraph-rsid="00300e60"/>
    </style:style>
    <style:style style:name="P83" style:family="paragraph" style:parent-style-name="Text_20_body">
      <style:paragraph-properties fo:margin-top="0cm" fo:margin-bottom="0cm" loext:contextual-spacing="false"/>
      <style:text-properties officeooo:paragraph-rsid="005a68be"/>
    </style:style>
    <style:style style:name="P84" style:family="paragraph" style:parent-style-name="Quotations">
      <style:paragraph-properties fo:margin-left="0cm" fo:margin-right="1cm" fo:text-indent="0cm" style:auto-text-indent="false"/>
      <style:text-properties officeooo:paragraph-rsid="0030fa23"/>
    </style:style>
    <style:style style:name="P85" style:family="paragraph" style:parent-style-name="Quotations">
      <style:paragraph-properties fo:margin-left="0cm" fo:margin-right="1cm" fo:text-indent="0cm" style:auto-text-indent="false"/>
      <style:text-properties officeooo:paragraph-rsid="003478cb"/>
    </style:style>
    <style:style style:name="P86" style:family="paragraph" style:parent-style-name="Quotations">
      <style:paragraph-properties fo:margin-left="0cm" fo:margin-right="1cm" fo:text-indent="0cm" style:auto-text-indent="false"/>
      <style:text-properties fo:font-variant="normal" fo:text-transform="none" style:font-name="Helvetica Neue" fo:font-size="9.75pt" fo:font-style="normal" officeooo:paragraph-rsid="0030fa23"/>
    </style:style>
    <style:style style:name="P87" style:family="paragraph" style:parent-style-name="Quotations">
      <style:paragraph-properties fo:margin-left="0cm" fo:margin-right="1cm" fo:text-indent="0cm" style:auto-text-indent="false"/>
      <style:text-properties officeooo:paragraph-rsid="006747e2"/>
    </style:style>
    <style:style style:name="P88" style:family="paragraph" style:parent-style-name="Standard">
      <style:paragraph-properties fo:margin-left="0cm" fo:margin-right="1cm" fo:margin-top="0cm" fo:margin-bottom="0cm" loext:contextual-spacing="false" fo:text-indent="0cm" style:auto-text-indent="false"/>
      <style:text-properties fo:font-variant="normal" fo:text-transform="none" style:font-name="Liberation Serif" fo:font-size="12pt" fo:language="es" fo:country="ES" fo:font-style="normal" fo:font-weight="bold" officeooo:rsid="001e38b9" officeooo:paragraph-rsid="003da101" style:font-size-asian="12pt" style:font-weight-asian="bold" style:font-size-complex="12pt" style:font-weight-complex="bold"/>
    </style:style>
    <style:style style:name="P89" style:family="paragraph" style:parent-style-name="Standard">
      <style:paragraph-properties fo:margin-left="0cm" fo:margin-right="1cm" fo:text-indent="0cm" style:auto-text-indent="false"/>
      <style:text-properties fo:font-variant="normal" fo:text-transform="none" style:font-name="Liberation Serif" fo:font-size="12pt" fo:language="es" fo:country="ES" fo:font-style="normal" officeooo:rsid="001a6b79" officeooo:paragraph-rsid="003da101" style:font-size-asian="12pt" style:font-size-complex="12pt"/>
    </style:style>
    <style:style style:name="P90" style:family="paragraph" style:parent-style-name="Standard">
      <style:paragraph-properties fo:margin-left="0cm" fo:margin-right="1cm" fo:text-indent="0cm" style:auto-text-indent="false"/>
      <style:text-properties fo:font-variant="normal" fo:text-transform="none" style:font-name="Liberation Serif" fo:font-size="12pt" fo:language="es" fo:country="ES" fo:font-style="normal" officeooo:rsid="001ac01c" officeooo:paragraph-rsid="003da101" style:font-size-asian="12pt" style:font-size-complex="12pt"/>
    </style:style>
    <style:style style:name="P91" style:family="paragraph" style:parent-style-name="Standard">
      <style:paragraph-properties fo:margin-left="0cm" fo:margin-right="1cm" fo:text-indent="0cm" style:auto-text-indent="false"/>
      <style:text-properties fo:font-variant="normal" fo:text-transform="none" style:font-name="Liberation Serif" fo:font-size="12pt" fo:language="es" fo:country="ES" fo:font-style="normal" officeooo:rsid="001e38b9" officeooo:paragraph-rsid="003da101" style:font-size-asian="12pt" style:font-size-complex="12pt"/>
    </style:style>
    <style:style style:name="P92" style:family="paragraph" style:parent-style-name="Standard">
      <style:paragraph-properties fo:margin-left="0cm" fo:margin-right="1cm" fo:text-indent="0cm" style:auto-text-indent="false"/>
      <style:text-properties fo:font-variant="normal" fo:text-transform="none" style:font-name="Liberation Serif" fo:font-size="12pt" fo:language="es" fo:country="ES" fo:font-style="normal" officeooo:rsid="001e38b9" officeooo:paragraph-rsid="003f9d8e"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dca10d" style:font-name="Helvetica Neue" fo:font-size="9.75pt" fo:font-style="normal"/>
    </style:style>
    <style:style style:name="T3" style:family="text">
      <style:text-properties fo:font-variant="normal" fo:text-transform="none" style:font-name="Helvetica Neue" fo:font-size="9.75pt" fo:font-style="normal"/>
    </style:style>
    <style:style style:name="T4" style:family="text">
      <style:text-properties fo:font-variant="normal" fo:text-transform="none" style:font-name="Helvetica Neue" fo:font-size="9.75pt" fo:font-style="normal" fo:font-weight="bold"/>
    </style:style>
    <style:style style:name="T5" style:family="text">
      <style:text-properties fo:font-variant="normal" fo:text-transform="none" style:font-name="Helvetica Neue" fo:font-size="9.75pt" fo:font-style="normal" fo:font-weight="bold" officeooo:rsid="0030fa23"/>
    </style:style>
    <style:style style:name="T6" style:family="text">
      <style:text-properties fo:font-variant="normal" fo:text-transform="none" style:font-name="Helvetica Neue" fo:font-size="9.75pt" fo:font-style="normal" fo:font-weight="bold" officeooo:rsid="0038619d"/>
    </style:style>
    <style:style style:name="T7" style:family="text">
      <style:text-properties fo:font-variant="normal" fo:text-transform="none" style:font-name="Helvetica Neue" fo:font-size="9.75pt" fo:font-style="normal" fo:font-weight="normal" style:font-weight-asian="normal" style:font-weight-complex="normal"/>
    </style:style>
    <style:style style:name="T8" style:family="text">
      <style:text-properties fo:font-variant="normal" fo:text-transform="none" style:font-name="Helvetica Neue" fo:font-size="9.75pt" fo:font-style="normal" fo:font-weight="normal" officeooo:rsid="0030fa23" style:font-weight-asian="normal" style:font-weight-complex="normal"/>
    </style:style>
    <style:style style:name="T9" style:family="text">
      <style:text-properties fo:font-variant="normal" fo:text-transform="none" style:font-name="Helvetica Neue" fo:font-size="9.75pt" fo:font-style="normal" fo:font-weight="normal" officeooo:rsid="0032ea36" style:font-weight-asian="normal" style:font-weight-complex="normal"/>
    </style:style>
    <style:style style:name="T10" style:family="text">
      <style:text-properties fo:font-variant="normal" fo:text-transform="none" style:font-name="Helvetica Neue" fo:font-size="9.75pt" fo:font-style="normal" officeooo:rsid="0030fa23"/>
    </style:style>
    <style:style style:name="T11" style:family="text">
      <style:text-properties fo:font-variant="normal" fo:text-transform="none" style:font-name="Helvetica Neue" fo:font-size="9.75pt" fo:font-style="normal" officeooo:rsid="0032ea36"/>
    </style:style>
    <style:style style:name="T12" style:family="text">
      <style:text-properties fo:font-variant="normal" fo:text-transform="none" style:font-name="Helvetica Neue" fo:font-size="9.75pt" fo:font-style="normal" officeooo:rsid="003616f1"/>
    </style:style>
    <style:style style:name="T13" style:family="text">
      <style:text-properties fo:font-variant="normal" fo:text-transform="none" style:font-name="Helvetica Neue" fo:font-size="9.75pt" fo:font-style="normal" officeooo:rsid="00365105"/>
    </style:style>
    <style:style style:name="T14" style:family="text">
      <style:text-properties fo:font-variant="normal" fo:text-transform="none" style:font-name="Helvetica Neue" fo:font-size="9.75pt" fo:font-style="normal" officeooo:rsid="006747e2"/>
    </style:style>
    <style:style style:name="T15" style:family="text">
      <style:text-properties fo:font-variant="normal" fo:text-transform="none" style:font-name="Helvetica Neue" fo:font-size="9.75pt" fo:language="en" fo:country="US" fo:font-style="normal" officeooo:rsid="001a6b79"/>
    </style:style>
    <style:style style:name="T16" style:family="text">
      <style:text-properties fo:font-variant="normal" fo:text-transform="none" style:font-name="Helvetica Neue" fo:font-size="9.75pt" fo:language="en" fo:country="US" fo:font-style="normal" fo:font-weight="bold" officeooo:rsid="001a6b79"/>
    </style:style>
    <style:style style:name="T17" style:family="text">
      <style:text-properties fo:font-variant="normal" fo:text-transform="none" style:font-name="Helvetica Neue" fo:font-size="9.75pt" fo:language="en" fo:country="US" fo:font-style="normal" officeooo:rsid="003478cb"/>
    </style:style>
    <style:style style:name="T18" style:family="text">
      <style:text-properties fo:font-size="12pt"/>
    </style:style>
    <style:style style:name="T19" style:family="text">
      <style:text-properties fo:font-size="12pt" officeooo:rsid="0023ad44"/>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2cc1ce" style:font-size-asian="10.5pt" style:font-weight-asian="normal" style:font-size-complex="12pt" style:font-weight-complex="normal"/>
    </style:style>
    <style:style style:name="T22" style:family="text">
      <style:text-properties fo:font-size="12pt" fo:font-weight="normal" officeooo:rsid="00431093" style:font-size-asian="10.5pt" style:font-weight-asian="normal" style:font-size-complex="12pt" style:font-weight-complex="normal"/>
    </style:style>
    <style:style style:name="T23" style:family="text">
      <style:text-properties fo:font-size="12pt" fo:font-weight="normal" officeooo:rsid="0046d0ba" style:font-size-asian="10.5pt" style:font-weight-asian="normal" style:font-size-complex="12pt" style:font-weight-complex="normal"/>
    </style:style>
    <style:style style:name="T24" style:family="text">
      <style:text-properties fo:font-size="12pt" fo:font-weight="normal" officeooo:rsid="0047f4e1" style:font-size-asian="10.5pt" style:font-weight-asian="normal" style:font-size-complex="12pt" style:font-weight-complex="normal"/>
    </style:style>
    <style:style style:name="T25" style:family="text">
      <style:text-properties fo:font-size="12pt" fo:font-weight="normal" officeooo:rsid="00601d77" style:font-size-asian="10.5pt" style:font-weight-asian="normal" style:font-size-complex="12pt" style:font-weight-complex="normal"/>
    </style:style>
    <style:style style:name="T26" style:family="text">
      <style:text-properties fo:font-size="12pt" fo:font-weight="normal" officeooo:rsid="0061e74a" style:font-size-asian="10.5pt" style:font-weight-asian="normal" style:font-size-complex="12pt" style:font-weight-complex="normal"/>
    </style:style>
    <style:style style:name="T27" style:family="text">
      <style:text-properties fo:font-size="12pt" fo:font-weight="normal" officeooo:rsid="0061f75d" style:font-size-asian="10.5pt" style:font-weight-asian="normal" style:font-size-complex="12pt" style:font-weight-complex="normal"/>
    </style:style>
    <style:style style:name="T28" style:family="text">
      <style:text-properties fo:font-size="12pt" fo:font-weight="normal" officeooo:rsid="002ebf4c" style:font-size-asian="12pt" style:font-weight-asian="normal" style:font-size-complex="12pt" style:font-weight-complex="normal"/>
    </style:style>
    <style:style style:name="T29" style:family="text">
      <style:text-properties fo:font-size="12pt" fo:font-weight="normal" officeooo:rsid="00300e60" style:font-size-asian="12pt" style:font-weight-asian="normal" style:font-size-complex="12pt" style:font-weight-complex="normal"/>
    </style:style>
    <style:style style:name="T30" style:family="text">
      <style:text-properties fo:font-size="12pt" fo:font-weight="normal" officeooo:rsid="0046d0ba" style:font-size-asian="12pt" style:font-weight-asian="normal" style:font-size-complex="12pt" style:font-weight-complex="normal"/>
    </style:style>
    <style:style style:name="T31" style:family="text">
      <style:text-properties fo:font-size="12pt" fo:language="es" fo:country="ES" officeooo:rsid="00397957"/>
    </style:style>
    <style:style style:name="T32" style:family="text">
      <style:text-properties fo:font-size="12pt" fo:language="es" fo:country="ES" officeooo:rsid="00300e60"/>
    </style:style>
    <style:style style:name="T33" style:family="text">
      <style:text-properties fo:font-size="12pt" fo:language="es" fo:country="ES" officeooo:rsid="004eafc0"/>
    </style:style>
    <style:style style:name="T34" style:family="text">
      <style:text-properties fo:font-size="12pt" fo:language="es" fo:country="ES" officeooo:rsid="004ff04d"/>
    </style:style>
    <style:style style:name="T35" style:family="text">
      <style:text-properties fo:font-size="12pt" fo:language="es" fo:country="ES" officeooo:rsid="006747e2"/>
    </style:style>
    <style:style style:name="T36" style:family="text">
      <style:text-properties fo:font-size="12pt" fo:language="en" fo:country="US"/>
    </style:style>
    <style:style style:name="T37" style:family="text">
      <style:text-properties fo:font-size="12pt" fo:language="en" fo:country="US" officeooo:rsid="005b5d8d"/>
    </style:style>
    <style:style style:name="T38" style:family="text">
      <style:text-properties officeooo:rsid="001bb2d3"/>
    </style:style>
    <style:style style:name="T39" style:family="text">
      <style:text-properties fo:font-size="15pt" fo:font-weight="bold" style:font-size-asian="15pt" style:font-weight-asian="bold" style:font-size-complex="15pt" style:font-weight-complex="bold"/>
    </style:style>
    <style:style style:name="T40" style:family="text">
      <style:text-properties fo:font-size="15pt" fo:font-weight="bold" officeooo:rsid="004c3a27" style:font-size-asian="15pt" style:font-weight-asian="bold" style:font-size-complex="15pt" style:font-weight-complex="bold"/>
    </style:style>
    <style:style style:name="T41" style:family="text">
      <style:text-properties fo:font-weight="normal" officeooo:rsid="003f9d8e" style:font-size-asian="10.5pt" style:font-weight-asian="normal" style:font-weight-complex="normal"/>
    </style:style>
    <style:style style:name="T42" style:family="text">
      <style:text-properties officeooo:rsid="002bfece"/>
    </style:style>
    <style:style style:name="T43" style:family="text">
      <style:text-properties officeooo:rsid="002c11c6"/>
    </style:style>
    <style:style style:name="T44" style:family="text">
      <style:text-properties officeooo:rsid="002cc1ce"/>
    </style:style>
    <style:style style:name="T45" style:family="text">
      <style:text-properties officeooo:rsid="002ce086"/>
    </style:style>
    <style:style style:name="T46" style:family="text">
      <style:text-properties officeooo:rsid="002ebf4c"/>
    </style:style>
    <style:style style:name="T47" style:family="text">
      <style:text-properties officeooo:rsid="00300e60"/>
    </style:style>
    <style:style style:name="T48" style:family="text">
      <style:text-properties officeooo:rsid="00365105"/>
    </style:style>
    <style:style style:name="T49" style:family="text">
      <style:text-properties officeooo:rsid="0037f7e3"/>
    </style:style>
    <style:style style:name="T50" style:family="text">
      <style:text-properties officeooo:rsid="0038619d"/>
    </style:style>
    <style:style style:name="T51" style:family="text">
      <style:text-properties officeooo:rsid="003b2d83"/>
    </style:style>
    <style:style style:name="T52" style:family="text">
      <style:text-properties officeooo:rsid="003c7e29"/>
    </style:style>
    <style:style style:name="T53" style:family="text">
      <style:text-properties officeooo:rsid="001a6b79"/>
    </style:style>
    <style:style style:name="T54" style:family="text">
      <style:text-properties officeooo:rsid="003da101"/>
    </style:style>
    <style:style style:name="T55" style:family="text">
      <style:text-properties officeooo:rsid="0044dd33"/>
    </style:style>
    <style:style style:name="T56" style:family="text">
      <style:text-properties officeooo:rsid="004694b3"/>
    </style:style>
    <style:style style:name="T57" style:family="text">
      <style:text-properties officeooo:rsid="0047f4e1"/>
    </style:style>
    <style:style style:name="T58" style:family="text">
      <style:text-properties officeooo:rsid="0049f1e9"/>
    </style:style>
    <style:style style:name="T59" style:family="text">
      <style:text-properties officeooo:rsid="0053bd5c"/>
    </style:style>
    <style:style style:name="T60" style:family="text">
      <style:text-properties officeooo:rsid="00570246"/>
    </style:style>
    <style:style style:name="T61" style:family="text">
      <style:text-properties officeooo:rsid="005802ef"/>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5802ef"/>
    </style:style>
    <style:style style:name="T64" style:family="text">
      <style:text-properties officeooo:rsid="00599bc0"/>
    </style:style>
    <style:style style:name="T65" style:family="text">
      <style:text-properties officeooo:rsid="005a8b24"/>
    </style:style>
    <style:style style:name="T66" style:family="text">
      <style:text-properties officeooo:rsid="005b5d8d"/>
    </style:style>
    <style:style style:name="T67" style:family="text">
      <style:text-properties officeooo:rsid="002cc1ce" style:font-size-asian="10.5pt" style:font-size-complex="12pt"/>
    </style:style>
    <style:style style:name="T68" style:family="text">
      <style:text-properties officeooo:rsid="004694b3" style:font-size-asian="10.5pt" style:font-size-complex="12pt"/>
    </style:style>
    <style:style style:name="T69" style:family="text">
      <style:text-properties officeooo:rsid="005d46dc"/>
    </style:style>
    <style:style style:name="T70" style:family="text">
      <style:text-properties fo:font-style="normal" officeooo:rsid="005d46dc" style:font-style-asian="normal" style:font-style-complex="normal"/>
    </style:style>
    <style:style style:name="T71" style:family="text">
      <style:text-properties officeooo:rsid="0061f75d"/>
    </style:style>
    <style:style style:name="T72" style:family="text">
      <style:text-properties officeooo:rsid="006ee844"/>
    </style:style>
    <style:style style:name="T73" style:family="text">
      <style:text-properties officeooo:rsid="0072e5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años </text:p>
      <text:p text:style-name="P5"/>
      <text:p text:style-name="P5">Español :</text:p>
      <text:p text:style-name="P5"/>
      <text:p text:style-name="P5">En este punto se encuentran los aseos. Si algún visitante necesita utilizarlos, podrá encontrarlos aquí al finalizar la visita.</text:p>
      <text:p text:style-name="Standard"/>
      <text:p text:style-name="Standard"/>
      <text:p text:style-name="Standard"/>
      <text:p text:style-name="P7">English :</text:p>
      <text:p text:style-name="P7"/>
      <text:p text:style-name="P7">The restrooms are located at this point. If a visitor needs to use it, it can be found here at the end of the visit.</text:p>
      <text:p text:style-name="P7"/>
      <text:p text:style-name="P8"/>
      <text:p text:style-name="P9"/>
      <text:p text:style-name="P41"><text:s/>-----------------------------------------------------------------------------------------------------------------------</text:p>
      <text:p text:style-name="P12"/>
      <text:p text:style-name="P71">*centroD (centro de la sala D <text:span text:style-name="T55">– </text:span><text:span text:style-name="T60">Laboratorio de Robótica y Cibernética</text:span>)</text:p>
      <text:p text:style-name="P17"/>
      <text:p text:style-name="P34"><text:span text:style-name="T62">*NUEVO</text:span> : </text:p>
      <text:p text:style-name="P26"/>
      <text:p text:style-name="P26">Español :</text:p>
      <text:p text:style-name="P26"/>
      <text:p text:style-name="P26">El grupo de investigación en Robótica y Cibernética se centra en el desarrollo de robots y sus aplicaciones, especialmente en robots de servicio exterior para búsqueda y rescate.</text:p>
      <text:p text:style-name="P26"/>
      <text:p text:style-name="P26">También se está trabajando en proyectos de Robótica Blanda para incorporar partes de silicona y de otros materiales blandos a los robots.</text:p>
      <text:p text:style-name="P26"/>
      <text:p text:style-name="P26"/>
      <text:p text:style-name="P49">English :</text:p>
      <text:p text:style-name="P49"/>
      <text:p text:style-name="P81">The Robotics and Cybernetics research group focuses on the development of robots and their applications, especially outdoor service robots for search and rescue.</text:p>
      <text:p text:style-name="P81"/>
      <text:p text:style-name="P81">we are also working on Soft Robotics projects to incorporate parts made of silicone and other soft materials into robots.</text:p>
      <text:p text:style-name="P81"/>
      <text:p text:style-name="P37"/>
      <text:p text:style-name="P37"/>
      <text:p text:style-name="P37"/>
      <text:p text:style-name="P37"/>
      <text:p text:style-name="P37"/>
      <text:p text:style-name="P37"/>
      <text:p text:style-name="P12">------------------------------------------------------------------------------------------------------------------------</text:p>
      <text:p text:style-name="P12"/>
      <text:p text:style-name="P69"><text:soft-page-break/>centroE (centro de la sala E – <text:span text:style-name="T42">Laboratorio de Prácticas</text:span>) :</text:p>
      <text:p text:style-name="P69"/>
      <text:p text:style-name="P14">Español :</text:p>
      <text:p text:style-name="P14"/>
      <text:p text:style-name="P14">El laboratorio de prácticas está compuesto <text:span text:style-name="T44">por</text:span> ocho puestos de trabajo, dotados cada uno de ellos con <text:span text:style-name="T1">Sistemas físicos</text:span> , como un servo QUBE2 , <text:span text:style-name="T43">un generador </text:span>y un simulador de procesos ; con <text:span text:style-name="T1">equipos de adquisición de datos</text:span> , como tarjetas PCIe, tarjetas USB y autómatas programables ; con <text:span text:style-name="T1">Instrumentación</text:span> , como fuentes de alimentación y generadores de señal ; y cuentan también con <text:span text:style-name="T44">un </text:span><text:span text:style-name="T1">Robot colaborativo UR3e</text:span>.</text:p>
      <text:p text:style-name="P14"/>
      <text:p text:style-name="P15">En el laboratorio se imparten las prácticas de control en tiempo real <text:span text:style-name="T43">de</text:span> asignaturas como Control por Computador; programación de automatismos en Sistemas de Control Avanzado, <text:span text:style-name="T43">y también </text:span>prácticas de programación de robots. </text:p>
      <text:p text:style-name="P15"/>
      <text:p text:style-name="P15">A lo largo del curso se programan sesiones prácticas para un máximo de 16 alumnos, <text:span text:style-name="T43">con </text:span>2 alumnos por puesto. </text:p>
      <text:p text:style-name="P14"/>
      <text:p text:style-name="P14"/>
      <text:p text:style-name="P14"/>
      <text:p text:style-name="P42">English :</text:p>
      <text:p text:style-name="P42"/>
      <text:p text:style-name="P42">The practice laboratory consists of eight workstations, each one equipped with physical systems, such as a QUBE2 servo, a generator and a process simulator; with data acquisition equipment, such as PCIe cards, USB cards and programmable logic controllers; with instrumentation, such as power supplies and signal generators; and also with a UR3e collaborative robot.</text:p>
      <text:p text:style-name="P42"/>
      <text:p text:style-name="P42">The laboratory is used for real-time control practices of subjects such as Computer Control; programming of automatisms in Advanced Control Systems, <text:span text:style-name="T45">as well as</text:span> robot programming practices. </text:p>
      <text:p text:style-name="P42"/>
      <text:p text:style-name="P80"><text:span text:style-name="T21">Throughout the </text:span><text:bookmark text:name="tw-target-text"/>academic year<text:span text:style-name="T21">, practical sessions are scheduled for a maximum of 16 students, with 2 students per workstation.</text:span></text:p>
      <text:p text:style-name="P42"/>
      <text:p text:style-name="P42"/>
      <text:p text:style-name="P42"/>
      <text:p text:style-name="P42">----------------------------------------------------------------------------------------------------------------------</text:p>
      <text:p text:style-name="P16"/>
      <text:p text:style-name="P70">*centroF (centro de la sala F – <text:span text:style-name="T72">Laboratorio de Robots y máquinas inteligentes</text:span>)</text:p>
      <text:p text:style-name="P17"/>
      <text:p text:style-name="P27">Español :</text:p>
      <text:p text:style-name="P27"/>
      <text:p text:style-name="P27">El grupo de Robots y Máquinas Inteligentes es una unidad de investigación interdisciplinar que centra su línea de investigación en la Robótica Inteligente.</text:p>
      <text:p text:style-name="P27"/>
      <text:p text:style-name="P27"><text:soft-page-break/>El objetivo principal del grupo es la investigación en tecnologías y nuevos métodos aplicados a la Robótica , transfiriendo las técnicas desarrolladas a la industria para aportar soluciones a problemas sociales reales y atender a las necesidades de los usuarios.</text:p>
      <text:p text:style-name="P27"/>
      <text:p text:style-name="P27"/>
      <text:p text:style-name="P27"/>
      <text:p text:style-name="P27"/>
      <text:p text:style-name="P50">English :</text:p>
      <text:p text:style-name="P51"/>
      <text:p text:style-name="P51">The Intelligent Robots and Machines group is an interdisciplinary research unit that focuses its line of research on Intelligent Robotics.</text:p>
      <text:p text:style-name="P51"/>
      <text:p text:style-name="P51">The main objective of the group is research into technologies and new methods applied to Robotics, transferring the techniques developed to industry to provide solutions to real social problems and meet the needs of users.</text:p>
      <text:p text:style-name="P41"/>
      <text:p text:style-name="P41"/>
      <text:p text:style-name="P41"/>
      <text:p text:style-name="P12">-----------------------------------------------------------------------------------------------------------------------</text:p>
      <text:p text:style-name="P12"/>
      <text:p text:style-name="P70">centroG (centro de la sala G – <text:span text:style-name="T47">Laboratorio de</text:span> “Visión por <text:span text:style-name="T47">Computador</text:span> y robótica aérea”<text:span text:style-name="T47">)</text:span></text:p>
      <text:p text:style-name="P12"/>
      <text:p text:style-name="P29">Español :</text:p>
      <text:p text:style-name="P29"/>
      <text:p text:style-name="P29"><text:span text:style-name="T52">Esta es la sala del grupo de investigación</text:span><text:span text:style-name="T49"> de </text:span>Visión por Computador y Robótica Aérea del CAR-UPM, cuyas actividades están orientadas a dos objetivos principales.</text:p>
      <text:p text:style-name="P29"/>
      <text:p text:style-name="P29">El primer <text:span text:style-name="T49">objetivo</text:span> <text:span text:style-name="T49">es realizar</text:span> misiones complejas autónomas de UAV utilizando sensores embarcados, es decir, Visión y Lidar; y computación embarcada para volar de forma autónoma en entornos donde el GPS no está disponible, por ejemplo en interiores; o donde el GPS no proporciona suficiente precisión, por ejemplo inspección industrial y/o maniobras cerca de obstáculos. <text:s/></text:p>
      <text:p text:style-name="P29">Disponemos de nuestr<text:span text:style-name="T49">a</text:span> propi<text:span text:style-name="T49">a</text:span> <text:span text:style-name="T49">fuente</text:span> de código abierto para operar de forma autónoma nuestras misiones en <text:a xlink:type="simple" xlink:href="http://www.aerostack.org/" text:style-name="Internet_20_link" text:visited-style-name="Visited_20_Internet_20_Link">www.aerostack.org</text:a>.</text:p>
      <text:p text:style-name="P29"/>
      <text:p text:style-name="P29">Nuestro segundo objetivo principal es el reconocimiento y detección <text:span text:style-name="T50">de forma</text:span> autónoma de imágenes <text:span text:style-name="T49">y </text:span>vídeos utilizando Machin Lerning, por ejemplo DL, así como técnicas de procesamiento de imágenes, utilizadas principalmente para imágenes aéreas pero también para otro tipo de imágenes. El Aprendizaje por Refuerzo para el control de UAV es también uno de nuestros principales temas de investigación, basado tanto en información visual directa como en la estimación de la pose. </text:p>
      <text:p text:style-name="P29"/>
      <text:p text:style-name="P29">También nos encanta participar en las mejores competiciones internacionales en autonomía de drones, donde hemos obtenido premios relevantes.</text:p>
      <text:p text:style-name="P29"><text:soft-page-break/></text:p>
      <text:p text:style-name="P82"><text:span text:style-name="T31">A</text:span><text:span text:style-name="T32">lgunos proyectos recientes son “SHEREC: S</text:span><text:span text:style-name="T33">eif</text:span><text:span text:style-name="T32">, </text:span><text:span text:style-name="T33">g</text:span><text:span text:style-name="T32">el</text:span><text:span text:style-name="T33">c</text:span><text:span text:style-name="T32">y and </text:span><text:span text:style-name="T33">i</text:span><text:span text:style-name="T32">nv</text:span><text:span text:style-name="T33">airolmental</text:span><text:span text:style-name="T32"> </text:span><text:span text:style-name="T33">s</text:span><text:span text:style-name="T32">hip </text:span><text:span text:style-name="T33">risaicling</text:span><text:span text:style-name="T32">”, Proyecto Europeo bajo el Programa HORIZON-CL4-2023-H</text:span><text:span text:style-name="T34">I</text:span><text:span text:style-name="T32">UMAN-01- ; “COPILOT: Inspección de Centrales Fotovoltaicas”, proyecto de I+D financiado por el Gobierno de Madrid en estrecha colaboración con empresas locales ; </text:span><text:span text:style-name="T35">y</text:span><text:span text:style-name="T32"> “AEROGENIA: Inspección de Molinos de Viento”, financiado por el Ministerio español en el marco del programa de Colaboración Público-Privada.</text:span></text:p>
      <text:p text:style-name="P29"/>
      <text:p text:style-name="P29"><text:span text:style-name="T51">Si es de su interés, puede</text:span> solicit<text:span text:style-name="T51">ar</text:span> más información sobre est<text:span text:style-name="T48">o</text:span>s pro<text:span text:style-name="T48">yector</text:span> u otr<text:span text:style-name="T48">o</text:span>s.</text:p>
      <text:p text:style-name="P29"/>
      <text:p text:style-name="P29"/>
      <text:p text:style-name="P29"/>
      <text:p text:style-name="P54">English :</text:p>
      <text:p text:style-name="P41"/>
      <text:p text:style-name="P86">This is the Research Group on “Computer Vision and Aerial Robotics” at CAR-UPM, whose activities are oriented to two main objectives.</text:p>
      <text:p text:style-name="P84"><text:span text:style-name="T8">The first is </text:span><text:span text:style-name="T4">UAV autonomous complex missions using on board sensors</text:span><text:span text:style-name="T7">, </text:span><text:span text:style-name="T8">that is ,</text:span><text:span text:style-name="T3"> Vision and Lidar; and on-board computing for autonomously flying in environments where GPS is not available, </text:span><text:span text:style-name="T10">for example</text:span><text:span text:style-name="T3"> indoors; or where GPS doesn't provide enough accuracy, </text:span><text:span text:style-name="T10">for example</text:span><text:span text:style-name="T3"> industrial inspection and/or manoeuvres close to obstacles.  </text:span></text:p>
      <text:p text:style-name="P84"><text:span text:style-name="T3">We have our own open source framework for operating autonomous our missions </text:span><text:span text:style-name="T10">at </text:span><text:a xlink:type="simple" xlink:href="https://clicktime.symantec.com/36vSXGZoyEhZ3h8QUnuEUkm6H2?u=http%3A%2F%2Fwww.aerostack.org" office:target-frame-name="_blank" xlink:show="new" text:style-name="Internet_20_link" text:visited-style-name="Visited_20_Internet_20_Link"><text:span text:style-name="T2">www.aerostack.org</text:span></text:a><text:span text:style-name="T3">.</text:span></text:p>
      <text:p text:style-name="P85"><text:span text:style-name="T9">Our second main objective is</text:span><text:span text:style-name="T5"> </text:span><text:span text:style-name="T4">Autonomous image </text:span><text:span text:style-name="T6">and </text:span><text:span text:style-name="T4">video recognition and detection </text:span><text:span text:style-name="T3">using Machine Learning, </text:span><text:span text:style-name="T11">for example</text:span><text:span text:style-name="T3"> DL, as well as Image Processing techniques, mainly used for aerial images an also for other kind of images. Reinforcement Learning for controlling UAV is also one of our main research topics, based on both direct visual info and pose estimation. </text:span></text:p>
      <text:p text:style-name="P85"><text:span text:style-name="T15">We also love to participate in </text:span><text:span text:style-name="T16">top International Competitions </text:span><text:span text:style-name="T15">in drone autonomy, where we</text:span><text:span text:style-name="T17">’ve</text:span><text:span text:style-name="T15"> obtain relevant awards.</text:span></text:p>
      <text:p text:style-name="P87"><text:span text:style-name="T11">A </text:span><text:span text:style-name="T3">Sample of </text:span><text:span text:style-name="T11">some </text:span><text:span text:style-name="T3">recent projects </text:span><text:span text:style-name="T11">are “SHEREC: Safe, Healthy and Environmental Ship Recycling”, European Project under Program HORIZON-CL4-2023-HUMAN-01- ; “COPILOT: Photovoltaic Power Plant Inspection”, R&amp;D projects funded by Madrid Government in close coloration with local companies ; </text:span><text:span text:style-name="T14">and </text:span><text:span text:style-name="T11">“AEROGENIA: Inspection of Windmills”, funded by the Spanish Ministry under the program Public-Private Collaboration.</text:span></text:p>
      <text:p text:style-name="P87"><text:span text:style-name="T11"><text:s/></text:span><text:span text:style-name="T12">If you are interested, p</text:span><text:span text:style-name="T11">lease ask for further information about these pro</text:span><text:span text:style-name="T13">j</text:span><text:span text:style-name="T11">ects or others.</text:span></text:p>
      <text:p text:style-name="P41"/>
      <text:p text:style-name="P41"/>
      <text:p text:style-name="P12">-----------------------------------------------------------------------------------------------------------------------</text:p>
      <text:p text:style-name="P12"/>
      <text:p text:style-name="P72">centroH (centro sala H – <text:span text:style-name="T57">Laboratorio</text:span><text:span text:style-name="T53"> de Control Inteligente</text:span>)</text:p>
      <text:p text:style-name="P18"/>
      <text:p text:style-name="P19">Español :</text:p>
      <text:p text:style-name="P19"/>
      <text:p text:style-name="P6">Esta es la sala del <text:span text:style-name="T1">grupo de de Control Inteligente</text:span>, cuyos objetivos principales se basan en la aplicación de técnicas de inteligencia artificial para asegurar, por un lado, la navegación segura de <text:soft-page-break/>vehículos y robots y, por otro lado, una interacción avanzada de los sistemas con los humanos, <text:span text:style-name="T38">lo que se conoce como HRI o Human-Robot Intera</text:span><text:span text:style-name="T59">x</text:span><text:span text:style-name="T38">ion</text:span>.</text:p>
      <text:p text:style-name="P89"/>
      <text:p text:style-name="P89">El grupo desarrolla contribuciones innovadoras en control <text:span text:style-name="T73">difuso</text:span>, optimización combinatoria, Localización y Mapeado Simultáneos <text:span text:style-name="T54">o </text:span>SLAM, <text:span text:style-name="T54">y mucho más.</text:span> </text:p>
      <text:p text:style-name="P89">También utilizamos técnicas de d<text:span text:style-name="T59">i</text:span>p lerning, procesamiento de lenguaje natural, dispositivos conectados e IoT, reconocimiento de objetos y humanos, fusión sensori<text:span text:style-name="T54">al, etcétera.</text:span></text:p>
      <text:p text:style-name="P89"/>
      <text:p text:style-name="P90">Los robots móviles de interiores pueden desarrollar un gran número de funciones. En el grupo se cuenta con gran experiencia en el desarrollo de sistemas para visitas guiadas en ferias y museos, en inspección, búsqueda y rescate y, con especial énfasis en los últimos años, en robótica asistencial para personas mayores y con fines relacionados con el ámbito de la salud.</text:p>
      <text:p text:style-name="P90"/>
      <text:p text:style-name="P92">Además de yo mismo, en este grupo trabajan otros robots. Hay una base como la mía, pero sin cuerpo, brazos ni cabeza, para proyectos y pruebas dedicadas únicamente a navegación sin interacción. También hay robots asistenciales como Potato, diseñados <text:span text:style-name="T54">í</text:span>ntegramente en el laboratorio, concebidos como una ayuda a las personas y dotados de un sistema emocional rob<text:span text:style-name="T54">ó</text:span>tico. </text:p>
      <text:p text:style-name="P92">También me gustaría mencionar algunos robots más antiguos como Blacky, Urbano, que fue muy famosos durante años y salía mucho en la televisión y en prensa, el Pion<text:span text:style-name="T59">ii</text:span>r 3At, y el robot Doris, utilizado en varios proyectos recientes.</text:p>
      <text:p text:style-name="P91"/>
      <text:p text:style-name="P88"><text:span text:style-name="T20">Si </text:span><text:span text:style-name="T41">tienen</text:span><text:span text:style-name="T20"> alguna pregunta estaremos encantados de responderla.</text:span></text:p>
      <text:p text:style-name="P19"/>
      <text:p text:style-name="P19"/>
      <text:p text:style-name="P19"/>
      <text:p text:style-name="P19"/>
      <text:p text:style-name="P19"/>
      <text:p text:style-name="P43">English :</text:p>
      <text:p text:style-name="P43"/>
      <text:p text:style-name="P43">This is the Intelligent Control group, whose main objectives are based on the application of artificial intelligence techniques to ensure, on the one hand, the safe navigation of vehicles and robots and, on the other hand, an advanced interaction of systems with humans, known as HRI or Human-Robot Interaction.</text:p>
      <text:p text:style-name="P43"/>
      <text:p text:style-name="P43">The group develops innovative contributions in fuzzy control, combinatorial optimization, Simultaneous Localization and Mapping or SLAM, and much more. </text:p>
      <text:p text:style-name="P43">We also use deep learning techniques, natural language processing, connected devices and IoT, object and human recognition, sensory fusion, and so on.</text:p>
      <text:p text:style-name="P43"/>
      <text:p text:style-name="P43">Indoor mobile robots can perform a large number of functions. The group has extensive experience in the development of systems for guided tours at fairs and museums, in inspection, search and rescue and, with special emphasis in recent years, in assistive robotics for the elderly and for health-related purposes.</text:p>
      <text:p text:style-name="P43"/>
      <text:p text:style-name="P79"><text:span text:style-name="T20">In addition to myself, other robots work in this group. There is a base like mine, but without body, arms </text:span><text:span text:style-name="T22">and</text:span><text:span text:style-name="T20"> head, for projects and tests dedicated only to navigation without interaction. There are also assistive robots like Potato, designed entirely in the laboratory, conceived as an aid to people and equipped with a robotic emotional system. </text:span></text:p>
      <text:p text:style-name="P43"><text:soft-page-break/>I would also like to mention some older robots such as Blacky, Urbano, which was very famous for years and appeared a lot on TV and in the press, the Pioneer 3At, and the Doris robot, used in several recent projects.</text:p>
      <text:p text:style-name="P43"/>
      <text:p text:style-name="P43">If you have any questions we will be happy to answer them.</text:p>
      <text:p text:style-name="P43"/>
      <text:p text:style-name="P43"/>
      <text:p text:style-name="P41"/>
      <text:p text:style-name="P12">-----------------------------------------------------------------------------------------------------------------------</text:p>
      <text:p text:style-name="P12"/>
      <text:p text:style-name="P73">*entradaD (entrada sala D – <text:span text:style-name="T60">Laboratorio de Robótica y Cibernética</text:span>)</text:p>
      <text:p text:style-name="P20"/>
      <text:p text:style-name="P61"/>
      <text:p text:style-name="P60">*<text:span text:style-name="T63">NUEVO</text:span><text:span text:style-name="T61"> :</text:span></text:p>
      <text:p text:style-name="P60"/>
      <text:p text:style-name="P22">Español :</text:p>
      <text:p text:style-name="P22"/>
      <text:p text:style-name="P22"><text:span text:style-name="T61">Aquí se encuentra </text:span>el laboratorio de robótica y cibernética, <text:span text:style-name="T64">por favor acompáñenme y se lo mostraré</text:span>.</text:p>
      <text:p text:style-name="P22"/>
      <text:p text:style-name="P22"/>
      <text:p text:style-name="P45">English :</text:p>
      <text:p text:style-name="P62"/>
      <text:p text:style-name="P52">Here is the robotics and cybernetics laboratory, please <text:span text:style-name="T64">join me</text:span> and I will show it to you.</text:p>
      <text:p text:style-name="P41"/>
      <text:p text:style-name="P12"/>
      <text:p text:style-name="P12">-----------------------------------------------------------------------------------------------------------------------</text:p>
      <text:p text:style-name="P12"/>
      <text:p text:style-name="P73">*entradaE (entrada sala E – Laboratorio de prácticas)</text:p>
      <text:p text:style-name="P38"/>
      <text:p text:style-name="P12"/>
      <text:p text:style-name="P35"><text:span text:style-name="T62">*NUEVO</text:span> :</text:p>
      <text:p text:style-name="P28"/>
      <text:p text:style-name="P24">Español :</text:p>
      <text:p text:style-name="P24"/>
      <text:p text:style-name="P24">Nos encontramos ante la entrada del laboratorio de prácticas, <text:span text:style-name="T66">donde a lo largo del </text:span><text:span text:style-name="T69">año</text:span><text:span text:style-name="T66"> se realizan varias sesiones prácticas de distintas asignaturas. S</text:span>i son tan amables de seguirme les informaré más sobre esta sala en su interior.</text:p>
      <text:p text:style-name="P24"/>
      <text:p text:style-name="P24"/>
      <text:p text:style-name="P47">English :</text:p>
      <text:p text:style-name="P64"/>
      <text:p text:style-name="P53">We are at the entrance of the <text:span text:style-name="T67">practice laborator</text:span><text:span text:style-name="T68">y</text:span>, where several practical sessions of different subjects are held throughout the <text:span text:style-name="T69">year</text:span>. <text:span text:style-name="T70">I</text:span>f you are so kind as to follow me <text:span text:style-name="T55">inside,</text:span> I will tell you more about this room.</text:p>
      <text:p text:style-name="P12">-----------------------------------------------------------------------------------------------------------------------</text:p>
      <text:p text:style-name="P12"><text:soft-page-break/></text:p>
      <text:p text:style-name="P74">*entrada<text:span text:style-name="T56">F</text:span> (entrada sala <text:span text:style-name="T56">F</text:span> – Laboratorio de <text:span text:style-name="T72">robots y máquinas inteligentes</text:span>)</text:p>
      <text:p text:style-name="P55"/>
      <text:p text:style-name="P55"/>
      <text:p text:style-name="P32"><text:span text:style-name="T62">*NUEVO</text:span> :</text:p>
      <text:p text:style-name="P23"/>
      <text:p text:style-name="P23">Español :</text:p>
      <text:p text:style-name="P23"/>
      <text:p text:style-name="P23"><text:span text:style-name="T65">Éste es el</text:span> laboratorio de <text:span text:style-name="T72">robots y máquinas inteligentes</text:span>. <text:span text:style-name="T66">Por favor acompáñenme dentro de la sala.</text:span></text:p>
      <text:p text:style-name="P23"/>
      <text:p text:style-name="P23"/>
      <text:p text:style-name="P46">English :</text:p>
      <text:p text:style-name="P63"/>
      <text:p text:style-name="P83"><text:span text:style-name="T36">This is the Robots and Intelligent Machines laboratory. </text:span><text:span text:style-name="T37">Please join me inside the room.</text:span></text:p>
      <text:p text:style-name="P83"/>
      <text:p text:style-name="P12">-----------------------------------------------------------------------------------------------------------------------</text:p>
      <text:p text:style-name="P12"/>
      <text:p text:style-name="P74"/>
      <text:p text:style-name="P75">*entrada<text:span text:style-name="T56">G</text:span> (entrada sala <text:span text:style-name="T56">G</text:span> – Laboratorio de <text:span text:style-name="T46">Visión por </text:span><text:span text:style-name="T47">Computador</text:span><text:span text:style-name="T46"> y robótica aérea</text:span>)</text:p>
      <text:p text:style-name="P39"/>
      <text:p text:style-name="P39"/>
      <text:p text:style-name="P36"><text:span text:style-name="T62">*NUEVO</text:span> :</text:p>
      <text:p text:style-name="P12"/>
      <text:p text:style-name="P25">Español :</text:p>
      <text:p text:style-name="P25"/>
      <text:p text:style-name="P77"><text:span text:style-name="T25">Ésta es </text:span><text:span text:style-name="T20">la entrada del laboratorio de </text:span><text:span text:style-name="T23">v</text:span><text:span text:style-name="T28">isión por </text:span><text:span text:style-name="T30">c</text:span><text:span text:style-name="T29">omputador</text:span><text:span text:style-name="T28"> y robótica aérea</text:span><text:span text:style-name="T20">, donde trabajamos con la última tecnología en técnicas de Procesamiento y Control de Imágenes. </text:span><text:span text:style-name="T26">Por favor síganme y se lo enseñaré.</text:span></text:p>
      <text:p text:style-name="P25"/>
      <text:p text:style-name="P25"/>
      <text:p text:style-name="P48">English :</text:p>
      <text:p text:style-name="P65"/>
      <text:p text:style-name="P66">This is the entrance to the computer vision and aerial robotics laboratory, where we work with the latest technology in Image Processing and Control techniques. Please follow me and I'll show it to you.</text:p>
      <text:p text:style-name="P66"/>
      <text:p text:style-name="P12">------------------------------------------------------------------------------------------------------------------------</text:p>
      <text:p text:style-name="P12"/>
      <text:p text:style-name="P76"/>
      <text:p text:style-name="P76">* entrada<text:span text:style-name="T57">H</text:span> (entrada sala <text:span text:style-name="T57">H</text:span> – Laboratorio de <text:span text:style-name="T57">control inteligente</text:span>)</text:p>
      <text:p text:style-name="P21"/>
      <text:p text:style-name="P40"/>
      <text:p text:style-name="P33"><text:span text:style-name="T62">*NUEVO</text:span> :</text:p>
      <text:p text:style-name="P21"><text:soft-page-break/></text:p>
      <text:p text:style-name="P21">Español :</text:p>
      <text:p text:style-name="P21"/>
      <text:p text:style-name="P76"><text:span text:style-name="T26">Aquí se encuentra </text:span><text:span text:style-name="T20">el laboratorio </text:span><text:span text:style-name="T24">de</text:span><text:span text:style-name="T20"> </text:span><text:span text:style-name="T28">control inteligente</text:span><text:span text:style-name="T20">, </text:span><text:span text:style-name="T26">que además es mi hogar</text:span><text:span text:style-name="T20">. </text:span><text:span text:style-name="T26">Si me acompañan les </text:span><text:span text:style-name="T27">explicaré a qué nos dedicamos y nuestros objetivos.</text:span></text:p>
      <text:p text:style-name="P21"/>
      <text:p text:style-name="P21"/>
      <text:p text:style-name="P44">English :</text:p>
      <text:p text:style-name="P44"/>
      <text:p text:style-name="P44">This is the intelligent control laboratory, <text:span text:style-name="T71">and</text:span> also my home. If you <text:span text:style-name="T71">follow me inside</text:span>, I'll explain what we do <text:span text:style-name="T71">here</text:span> and our goals.</text:p>
      <text:p text:style-name="P57"/>
      <text:p text:style-name="P56"/>
      <text:p text:style-name="P12"/>
      <text:p text:style-name="P12"/>
      <text:p text:style-name="P12">------------------------------------------------------------------------------------------------------------------------</text:p>
      <text:p text:style-name="P12"/>
      <text:p text:style-name="P78"/>
      <text:p text:style-name="P78">entradaprincipal (entrada principal del CAR)</text:p>
      <text:p text:style-name="P12"/>
      <text:p text:style-name="P30">Español :</text:p>
      <text:p text:style-name="P30"/>
      <text:p text:style-name="P30">Hola bienvenidos, mi nombre es Benito <text:span text:style-name="T58">y </text:span>seré vuestro guía durante esta visita. Si son tan amables de seguirme les mostraré el centro de automática y robótica, así como sus proyectos más interesantes.</text:p>
      <text:p text:style-name="P30"/>
      <text:p text:style-name="P30"/>
      <text:p text:style-name="P58">English :</text:p>
      <text:p text:style-name="P41"/>
      <text:p text:style-name="P41"><text:span text:style-name="T58">W</text:span>elcome, my name is Benito <text:span text:style-name="T58">and</text:span> I will be your guide during this visit. If you are so kind as to follow me, I will show you the automation and robotics center, as well as its most interesting projects.</text:p>
      <text:p text:style-name="P41"/>
      <text:p text:style-name="P12"/>
      <text:p text:style-name="P12">------------------------------------------------------------------------------------------------------------------------</text:p>
      <text:p text:style-name="P67"/>
      <text:p text:style-name="P68"/>
      <text:p text:style-name="P12"><text:span text:style-name="T40">vitrina1 (</text:span><text:span text:style-name="T39">Primera vitrina de pasillo : maqueta del robot UX1-Neo</text:span><text:span text:style-name="T40">)</text:span></text:p>
      <text:p text:style-name="P12"/>
      <text:p text:style-name="P13">Español :</text:p>
      <text:p text:style-name="P67"/>
      <text:p text:style-name="P67"><text:span text:style-name="T18">Esta es una maqueta del Robot submarino UX1-Neo. El original mide unos 60 cm de diámetro. Este robot es capaz de explorar minas inundadas, hacer mapas 3D y está equipado con varios sensores geofísicos que permiten a los ge</text:span><text:span text:style-name="T19">ó</text:span><text:span text:style-name="T18">logos saber qué materias primas hay en la mina. El UX1 es fruto </text:span><text:soft-page-break/><text:span text:style-name="T18">de la colaboración entre CAR y varias instituciones europeas. Aquí hemos desarrollado los sistemas del control y navegación autónoma. </text:span></text:p>
      <text:p text:style-name="P12"/>
      <text:p text:style-name="P31"/>
      <text:p text:style-name="P59">English :</text:p>
      <text:p text:style-name="P59"/>
      <text:p text:style-name="P59">This is a model of the UX1-Neo submarine Robot. The original is about 60 cm in diameter. This robot is capable of exploring flooded mines, making 3D maps and is equipped with several geophysical sensors that allow geologists to know the raw materials inside the mine. The UX1 is the result of the collaboration between CAR and several European institutions. Here we have developed the control and autonomous navigation systems. </text:p>
      <text:p text:style-name="P59"/>
      <text:p text:style-name="P59"/>
      <text:p text:style-name="P1"/>
      <text:p text:style-name="P1">--------------------------------------------------------------------------------------------------------------------</text:p>
      <text:p text:style-name="P1"/>
      <text:p text:style-name="P4">vitrina2</text:p>
      <text:p text:style-name="P1"/>
      <text:p text:style-name="P10">(por completar)</text:p>
      <text:p text:style-name="P10"/>
      <text:p text:style-name="P10"/>
      <text:p text:style-name="P1"/>
      <text:p text:style-name="P1">--------------------------------------------------------------------------------------------------------------------</text:p>
      <text:p text:style-name="P10"/>
      <text:p text:style-name="P4">vitrina3</text:p>
      <text:p text:style-name="P2"/>
      <text:p text:style-name="P10">(por completar)</text:p>
      <text:p text:style-name="P1"/>
      <text:p text:style-name="P1"/>
      <text:p text:style-name="P1"/>
      <text:p text:style-name="P1">--------------------------------------------------------------------------------------------------------------------</text:p>
      <text:p text:style-name="P1"/>
      <text:p text:style-name="P4">vitrina4</text:p>
      <text:p text:style-name="P2"/>
      <text:p text:style-name="P10">(por completar)</text:p>
      <text:p text:style-name="P1"/>
      <text:p text:style-name="P1"/>
      <text:p text:style-name="P1">--------------------------------------------------------------------------------------------------------------------</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0T11:47:07.482477236</meta:creation-date>
    <dc:date>2025-03-26T14:54:00.948604808</dc:date>
    <meta:editing-duration>PT22H51M11S</meta:editing-duration>
    <meta:editing-cycles>58</meta:editing-cycles>
    <meta:generator>LibreOffice/6.4.7.2$Linux_X86_64 LibreOffice_project/40$Build-2</meta:generator>
    <meta:document-statistic meta:table-count="0" meta:image-count="0" meta:object-count="0" meta:page-count="9" meta:paragraph-count="125" meta:word-count="2150" meta:character-count="15432" meta:non-whitespace-character-count="13378"/>
  </office:meta>
</office:document-meta>
</file>